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F" svg:font-family="" style:font-family-generic="roman"/>
    <style:font-face style:name="Lohit Devanagari" svg:font-family="'Lohit Devanagari'" style:font-pitch="variable"/>
    <style:font-face style:name="Noto Sans CJK SC1" svg:font-family="'Noto Sans CJK SC'" style:font-pitch="variable"/>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style:shrink-to-fit="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style:shrink-to-fit="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style:shrink-to-fit="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style:shrink-to-fit="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style:shrink-to-fit="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style:shrink-to-fit="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1.533cm" fo:min-width="0cm"/>
      <style:paragraph-properties style:writing-mode="lr-tb"/>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0.716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538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767cm" fo:min-width="0cm"/>
      <style:paragraph-properties style:writing-mode="lr-tb"/>
    </style:style>
    <style:style style:name="gr13"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false" fo:min-height="0.86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262cm" fo:min-width="0cm"/>
      <style:paragraph-properties style:writing-mode="lr-tb"/>
    </style:style>
    <style:style style:name="gr1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style:paragraph-properties fo:margin-top="0cm" fo:margin-bottom="0cm" fo:line-height="100%"/>
      <style:text-properties style:font-name="Arial" style:font-size-complex="10pt"/>
    </style:style>
    <style:style style:name="P3" style:family="paragraph">
      <loext:graphic-properties draw:fill="none" draw:fill-color="#ffffff"/>
      <style:paragraph-properties fo:margin-top="0cm" fo:margin-bottom="0cm" fo:line-height="100%"/>
      <style:text-properties style:font-name="Arial" fo:font-size="15pt" style:font-size-asian="15pt" style:font-size-complex="10pt"/>
    </style:style>
    <style:style style:name="P4" style:family="paragraph">
      <style:paragraph-properties fo:margin-top="0cm" fo:margin-bottom="0cm" fo:line-height="100%" fo:text-align="center"/>
      <style:text-properties style:font-name="Noto Sans Mono CJK SC" style:font-name-asian="Noto Sans Mono CJK SC" style:font-size-complex="10pt"/>
    </style:style>
    <style:style style:name="P5" style:family="paragraph">
      <loext:graphic-properties draw:fill="none" draw:fill-color="#ffffff"/>
      <style:paragraph-properties fo:margin-top="0cm" fo:margin-bottom="0cm" fo:line-height="100%" fo:text-align="center"/>
      <style:text-properties style:font-name="Noto Sans Mono CJK SC" fo:font-size="15pt" style:font-name-asian="Noto Sans Mono CJK SC" style:font-size-asian="15pt" style:font-size-complex="10pt"/>
    </style:style>
    <style:style style:name="P6" style:family="paragraph">
      <loext:graphic-properties draw:fill="none"/>
      <style:paragraph-properties fo:text-align="center"/>
    </style:style>
    <style:style style:name="P7" style:family="paragraph">
      <loext:graphic-properties draw:fill="none" draw:fill-color="#ffffff"/>
      <style:text-properties style:font-name="Open Sans" fo:font-size="15pt" style:font-size-asian="15pt" style:font-size-complex="15pt"/>
    </style:style>
    <style:style style:name="P8" style:family="paragraph">
      <style:paragraph-properties fo:margin-top="0cm" fo:margin-bottom="0cm" fo:line-height="100%" fo:text-align="center"/>
      <style:text-properties style:font-name="Arial" style:font-size-complex="10pt"/>
    </style:style>
    <style:style style:name="P9" style:family="paragraph">
      <loext:graphic-properties draw:fill="none" draw:fill-color="#ffffff"/>
      <style:paragraph-properties fo:margin-top="0cm" fo:margin-bottom="0cm" fo:line-height="100%" fo:text-align="center"/>
      <style:text-properties style:font-name="Arial" fo:font-size="15pt" style:font-size-asian="15pt" style:font-size-complex="10pt"/>
    </style:style>
    <style:style style:name="P10" style:family="paragraph">
      <style:paragraph-properties fo:margin-top="0cm" fo:margin-bottom="0cm" fo:line-height="100%"/>
      <style:text-properties style:font-name="Noto Sans Mono CJK SC" style:font-name-asian="Noto Sans Mono CJK SC" style:font-size-complex="10pt"/>
    </style:style>
    <style:style style:name="P11" style:family="paragraph">
      <loext:graphic-properties draw:fill="none" draw:fill-color="#ffffff"/>
      <style:paragraph-properties fo:margin-top="0cm" fo:margin-bottom="0cm" fo:line-height="100%"/>
      <style:text-properties style:font-name="Noto Sans Mono CJK SC" fo:font-size="15pt" style:font-name-asian="Noto Sans Mono CJK SC" style:font-size-asian="15pt" style:font-size-complex="10pt"/>
    </style:style>
    <style:style style:name="P12" style:family="paragraph">
      <style:paragraph-properties fo:text-align="center"/>
    </style:style>
    <style:style style:name="P13"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P14" style:family="paragraph">
      <style:paragraph-properties fo:text-align="center"/>
      <style:text-properties style:font-name="Noto Sans Mono CJK SC" style:font-name-asian="Noto Sans Mono CJK SC"/>
    </style:style>
    <style:style style:name="P15" style:family="paragraph">
      <loext:graphic-properties draw:fill="none" draw:fill-color="#ffffff"/>
      <style:paragraph-properties fo:text-align="center"/>
      <style:text-properties style:font-name="Noto Sans Mono CJK SC" fo:font-size="15pt" style:font-name-asian="Noto Sans Mono CJK SC" style:font-size-asian="15pt" style:font-size-complex="15pt"/>
    </style:style>
    <style:style style:name="P16" style:family="paragraph">
      <loext:graphic-properties draw:fill="none" draw:fill-color="#ffffff"/>
      <style:paragraph-properties fo:text-align="center"/>
      <style:text-properties style:font-name="Open San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6" style:family="text">
      <style:text-properties style:font-name="Open Sans" fo:font-size="15pt" style:font-size-asian="15pt" style:font-size-complex="15pt"/>
    </style:style>
    <style:style style:name="T7" style:family="text">
      <style:text-properties fo:font-variant="normal" fo:text-transform="none" style:use-window-font-color="true" style:text-outline="false" style:text-line-through-style="none" style:text-line-through-type="none" style:font-name="Open Sans" fo:font-size="18pt" fo:font-style="normal" fo:text-shadow="none" style:text-underline-style="none" fo:font-weight="bold" style:letter-kerning="true" style:font-name-asian="WenQuanYi Micro Hei" style:font-size-asian="18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Noto Sans Mono CJK SC" fo:font-size="18pt" fo:font-style="normal" fo:text-shadow="none" style:text-underline-style="none" fo:font-weight="bold" style:letter-kerning="true" style:font-name-asian="Noto Sans Mono CJK SC"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4" draw:id="id4">
          <draw:custom-shape draw:name="Freeform 342" draw:style-name="gr1" draw:text-style-name="P1" draw:layer="layout" svg:width="3cm" svg:height="0.89cm" svg:x="16.6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9.0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8.0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7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8.4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7.4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8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7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9.0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8.0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7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8.4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7.4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7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3" draw:id="id3">
          <draw:custom-shape draw:name="Freeform 246" draw:style-name="gr3" draw:text-style-name="P1" draw:layer="layout" svg:width="3cm" svg:height="3cm" svg:x="8.082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8.267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8.41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8.807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6.6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9.0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8.0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7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8.4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7.4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8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7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9.0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8.0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7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8.4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7.4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7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5" draw:id="id5" draw:layer="layout" svg:width="3cm" svg:height="1.74cm" svg:x="16.6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8.332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8.927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9.958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8.745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8.927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8.927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3" draw:layer="layout" svg:width="5.568cm" svg:height="1.783cm" svg:x="6.932cm" svg:y="20.329cm">
          <draw:text-box>
            <text:p text:style-name="P2"><text:span text:style-name="T1">计算机</text:span><text:span text:style-name="T2"> </text:span><text:span text:style-name="T3">1</text:span><text:span text:style-name="T4">（服务器）</text:span></text:p>
          </draw:text-box>
        </draw:frame>
        <draw:frame draw:style-name="gr8" draw:text-style-name="P5" draw:layer="layout" svg:width="4.275cm" svg:height="1.783cm" svg:x="16.025cm" svg:y="19cm">
          <draw:text-box>
            <text:p text:style-name="P4"><text:span text:style-name="T1">交换机</text:span><text:span text:style-name="T5">/</text:span><text:span text:style-name="T4">路由器</text:span></text:p>
          </draw:text-box>
        </draw:frame>
        <draw:connector draw:style-name="gr9" draw:text-style-name="P6" draw:layer="layout" svg:x1="10.832cm" svg:y1="18.38cm" svg:x2="16.625cm" svg:y2="18.38cm" draw:start-shape="id1" draw:start-glue-point="1" draw:end-shape="id2" svg:d="M10832 18380h5793" svg:viewBox="0 0 5794 1">
          <text:p/>
        </draw:connector>
        <draw:frame draw:style-name="gr10" draw:text-style-name="P7" draw:layer="layout" svg:width="1.675cm" svg:height="0.975cm" svg:x="12.825cm" svg:y="17.4cm">
          <draw:text-box>
            <text:p><text:span text:style-name="T6">eth0</text:span></text:p>
          </draw:text-box>
        </draw:frame>
        <draw:frame draw:style-name="gr10" draw:text-style-name="P7" xml:id="id10" draw:id="id10" draw:layer="layout" svg:width="6.343cm" svg:height="0.975cm" svg:x="6.411cm" svg:y="15.429cm">
          <draw:text-box>
            <text:p><text:span text:style-name="T6">br0 (192.168.100.1/24)</text:span></text:p>
          </draw:text-box>
        </draw:frame>
        <draw:frame draw:style-name="gr11" draw:text-style-name="P9" draw:layer="layout" svg:width="6.068cm" svg:height="1.788cm" svg:x="6.932cm" svg:y="4.329cm">
          <draw:text-box>
            <text:p text:style-name="P8"><text:span text:style-name="T1">计算机</text:span><text:span text:style-name="T2"> </text:span><text:span text:style-name="T3">2</text:span><text:span text:style-name="T4">（客户端）</text:span></text:p>
          </draw:text-box>
        </draw:frame>
        <draw:frame draw:style-name="gr10" draw:text-style-name="P7" xml:id="id8" draw:id="id8" draw:layer="layout" svg:width="6.327cm" svg:height="0.975cm" svg:x="6.419cm" svg:y="10.257cm">
          <draw:text-box>
            <text:p><text:span text:style-name="T6">tap0 (192.168.100.2/24)</text:span></text:p>
          </draw:text-box>
        </draw:frame>
        <draw:connector draw:style-name="gr9" draw:text-style-name="P6" draw:layer="layout" draw:type="line" svg:x1="11.082cm" svg:y1="6.9cm" svg:x2="16.625cm" svg:y2="6.9cm" draw:start-shape="id3" draw:start-glue-point="1" draw:end-shape="id4" draw:end-glue-point="3" svg:d="M11082 6900h5543" svg:viewBox="0 0 5544 1">
          <text:p/>
        </draw:connector>
        <draw:frame draw:style-name="gr10" draw:text-style-name="P7" draw:layer="layout" svg:width="1.675cm" svg:height="0.975cm" svg:x="12.926cm" svg:y="5.936cm">
          <draw:text-box>
            <text:p><text:span text:style-name="T6">eth0</text:span></text:p>
          </draw:text-box>
        </draw:frame>
        <draw:frame draw:style-name="gr12" draw:text-style-name="P11" draw:layer="layout" svg:width="2.225cm" svg:height="1.017cm" svg:x="17.075cm" svg:y="11.636cm">
          <draw:text-box>
            <text:p text:style-name="P10"><text:span text:style-name="T4">因特网</text:span></text:p>
          </draw:text-box>
        </draw:frame>
        <draw:connector draw:style-name="gr13" draw:text-style-name="P12" draw:layer="layout" svg:x1="18.125cm" svg:y1="7.345cm" svg:x2="18.125cm" svg:y2="11.061cm" draw:start-shape="id4" draw:start-glue-point="2" draw:end-shape="id5" draw:end-glue-point="0" svg:d="M18125 7345v3716" svg:viewBox="0 0 1 3717">
          <text:p/>
        </draw:connector>
        <draw:connector draw:style-name="gr13" draw:text-style-name="P12" draw:layer="layout" svg:x1="18.125cm" svg:y1="12.801cm" svg:x2="18.125cm" svg:y2="17.935cm" draw:start-shape="id5" draw:start-glue-point="2" draw:end-shape="id2" draw:end-glue-point="0" svg:d="M18125 12801v5134" svg:viewBox="0 0 1 5135">
          <text:p/>
        </draw:connector>
        <draw:frame draw:style-name="gr14" draw:text-style-name="P13" draw:layer="layout" svg:width="4.2cm" svg:height="1.174cm" svg:x="10.1cm" svg:y="12cm">
          <draw:text-box>
            <text:p><text:span text:style-name="T7">VPN </text:span><text:span text:style-name="T8">网桥</text:span></text:p>
          </draw:text-box>
        </draw:frame>
        <draw:frame draw:style-name="gr8" draw:text-style-name="P15" draw:layer="layout" svg:width="4.275cm" svg:height="1.783cm" svg:x="16.025cm" svg:y="5.3cm">
          <draw:text-box>
            <text:p text:style-name="P14"><text:span text:style-name="T1">交换机</text:span><text:span text:style-name="T5">/</text:span><text:span text:style-name="T4">路由器</text:span></text:p>
          </draw:text-box>
        </draw:frame>
        <draw:frame draw:style-name="gr15" draw:text-style-name="P16" draw:layer="layout" svg:width="4.2cm" svg:height="2.512cm" svg:x="0.1cm" svg:y="9.9cm">
          <draw:text-box>
            <text:p text:style-name="P12"><text:span text:style-name="T6">LAN 2</text:span></text:p>
            <text:p text:style-name="P8"><text:span text:style-name="T1">（第</text:span><text:span text:style-name="T2"> </text:span><text:span text:style-name="T3">2 </text:span><text:span text:style-name="T4">部分）</text:span></text:p>
          </draw:text-box>
        </draw:frame>
        <draw:frame draw:style-name="gr10" draw:text-style-name="P7" xml:id="id6" draw:id="id6" draw:layer="layout" svg:width="1.626cm" svg:height="0.975cm" svg:x="4.274cm" svg:y="10.257cm">
          <draw:text-box>
            <text:p><text:span text:style-name="T6">eth1</text:span></text:p>
          </draw:text-box>
        </draw:frame>
        <draw:connector draw:style-name="gr13" draw:text-style-name="P12" draw:layer="layout" svg:x1="3.8cm" svg:y1="10.749cm" svg:x2="4.274cm" svg:y2="10.744cm" draw:end-shape="id6" draw:end-glue-point="3" svg:d="M3800 10749h-26v-5h500" svg:viewBox="0 0 501 6">
          <text:p/>
        </draw:connector>
        <draw:frame draw:style-name="gr15" draw:text-style-name="P16" draw:layer="layout" svg:width="4.1cm" svg:height="2.512cm" svg:x="0.09cm" svg:y="13.371cm">
          <draw:text-box>
            <text:p text:style-name="P12"><text:span text:style-name="T6">LAN 1</text:span></text:p>
            <text:p text:style-name="P2"><text:span text:style-name="T1">（第</text:span><text:span text:style-name="T2"> </text:span><text:span text:style-name="T3">1 </text:span><text:span text:style-name="T4">部分）</text:span></text:p>
          </draw:text-box>
        </draw:frame>
        <draw:frame draw:style-name="gr10" draw:text-style-name="P7" xml:id="id7" draw:id="id7" draw:layer="layout" svg:width="1.626cm" svg:height="0.975cm" svg:x="4.274cm" svg:y="13.728cm">
          <draw:text-box>
            <text:p><text:span text:style-name="T6">eth1</text:span></text:p>
          </draw:text-box>
        </draw:frame>
        <draw:connector draw:style-name="gr13" draw:text-style-name="P12" draw:layer="layout" svg:x1="3.8cm" svg:y1="14.22cm" svg:x2="4.274cm" svg:y2="14.215cm" draw:end-shape="id7" draw:end-glue-point="3" svg:d="M3800 14220h-26v-5h500" svg:viewBox="0 0 501 6">
          <text:p/>
        </draw:connector>
        <draw:frame draw:style-name="gr10" draw:text-style-name="P7" xml:id="id9" draw:id="id9" draw:layer="layout" svg:width="1.626cm" svg:height="0.975cm" svg:x="8.769cm" svg:y="13.728cm">
          <draw:text-box>
            <text:p><text:span text:style-name="T6">tap0</text:span></text:p>
          </draw:text-box>
        </draw:frame>
        <draw:connector draw:style-name="gr13" draw:text-style-name="P12" draw:layer="layout" svg:x1="9.582cm" svg:y1="11.232cm" svg:x2="9.582cm" svg:y2="13.728cm" draw:start-shape="id8" draw:start-glue-point="2" draw:end-shape="id9" draw:end-glue-point="0" svg:d="M9582 11232v2496" svg:viewBox="0 0 1 2497">
          <text:p/>
        </draw:connector>
        <draw:connector draw:style-name="gr16" draw:text-style-name="P6" draw:layer="layout" draw:type="curve" svg:x1="5.087cm" svg:y1="14.703cm" svg:x2="6.411cm" svg:y2="15.916cm" draw:start-shape="id7" draw:start-glue-point="2" draw:end-shape="id10" draw:end-glue-point="3" svg:d="M5087 14703c0 809 441 1213 1324 1213" svg:viewBox="0 0 1325 1214">
          <text:p/>
        </draw:connector>
        <draw:connector draw:style-name="gr16" draw:text-style-name="P6" draw:layer="layout" draw:type="line" svg:x1="9.582cm" svg:y1="14.703cm" svg:x2="9.582cm" svg:y2="15.429cm" draw:start-shape="id9" draw:start-glue-point="2" svg:d="M9582 14703v726" svg:viewBox="0 0 1 727">
          <text:p/>
        </draw:connector>
        <draw:frame draw:style-name="gr10" draw:text-style-name="P7" xml:id="id11" draw:id="id11" draw:layer="layout" svg:width="6.343cm" svg:height="0.975cm" svg:x="6.412cm" svg:y="8.529cm">
          <draw:text-box>
            <text:p><text:span text:style-name="T6">br0 (192.168.100.2/24)</text:span></text:p>
          </draw:text-box>
        </draw:frame>
        <draw:connector draw:style-name="gr16" draw:text-style-name="P6" draw:layer="layout" draw:type="curve" svg:x1="6.412cm" svg:y1="9.016cm" svg:x2="5.087cm" svg:y2="10.257cm" draw:start-shape="id11" draw:start-glue-point="3" draw:end-shape="id6" draw:end-glue-point="0" svg:d="M6412 9016c-884 0-1325 413-1325 1241" svg:viewBox="0 0 1326 1242">
          <text:p/>
        </draw:connector>
        <draw:connector draw:style-name="gr16" draw:text-style-name="P6" draw:layer="layout" draw:type="line" svg:x1="9.583cm" svg:y1="9.504cm" svg:x2="9.582cm" svg:y2="10.257cm" draw:start-shape="id11" draw:start-glue-point="2" draw:end-shape="id8" draw:end-glue-point="0" svg:d="M9583 9504l-1 753" svg:viewBox="0 0 2 75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F" svg:font-family="" style:font-family-generic="roman"/>
    <style:font-face style:name="Lohit Devanagari" svg:font-family="'Lohit Devanagari'" style:font-pitch="variable"/>
    <style:font-face style:name="Noto Sans CJK SC1" svg:font-family="'Noto Sans CJK SC'" style:font-pitch="variable"/>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F" style:font-family-generic-asian="roman"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fo:language="en" fo:country="US" style:font-name-asian="Lohit Devanagari1" style:font-family-asian="'Lohit Devanagari'"/>
    </style:style>
    <style:style style:name="Caption" style:family="graphic">
      <style:paragraph-properties fo:margin-top="0.374cm" fo:margin-bottom="0.374cm" fo:line-height="108%" fo:text-align="start" style:text-autospace="none" style:writing-mode="lr-tb"/>
      <style:text-properties fo:font-size="12pt" fo:language="en" fo:country="US"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fo:language="en" fo:country="U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writing-mode="lr-tb"/>
      <style:text-properties fo:language="en" fo:country="US"/>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fo:language="en" fo:country="US" style:font-name-asian="Lohit Devanagari" style:font-family-asian="'Lohit Devanagari'" style:font-pitch-asian="variable" style:font-size-asian="14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08-28T13:16:07.822574597</meta:creation-date>
    <dc:date>2020-11-27T18:52:23.549247822</dc:date>
    <meta:editing-duration>PT1H36M46S</meta:editing-duration>
    <meta:editing-cycles>41</meta:editing-cycles>
    <meta:generator>LibreOffice/6.3.5.2$Linux_X86_64 LibreOffice_project/30$Build-2</meta:generator>
    <meta:document-statistic meta:object-count="70"/>
  </office:meta>
</office:document-meta>
</file>